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88972"/>
    </style:style>
    <style:style style:name="P3" style:family="paragraph" style:parent-style-name="Standard" style:list-style-name="L1">
      <style:text-properties officeooo:rsid="00088972" officeooo:paragraph-rsid="00088972"/>
    </style:style>
    <style:style style:name="P4" style:family="paragraph" style:parent-style-name="Standard">
      <style:text-properties officeooo:rsid="00088972" officeooo:paragraph-rsid="00088972"/>
    </style:style>
    <style:style style:name="P5" style:family="paragraph" style:parent-style-name="Standard">
      <style:text-properties fo:font-size="20pt" officeooo:rsid="00088972" officeooo:paragraph-rsid="00088972" style:font-size-asian="20pt" style:font-size-complex="2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5">Table List</text:p>
      <text:p text:style-name="P4"/>
      <text:p text:style-name="P4"/>
      <text:p text:style-name="P4"/>
      <text:p text:style-name="P4"/>
      <text:list xml:id="list486356041" text:style-name="L1">
        <text:list-item>
          <text:p text:style-name="P3">User</text:p>
          <text:list>
            <text:list-item>
              <text:p text:style-name="P3">all details</text:p>
            </text:list-item>
          </text:list>
        </text:list-item>
        <text:list-item>
          <text:p text:style-name="P2">issue </text:p>
          <text:list>
            <text:list-item>
              <text:p text:style-name="P3">image</text:p>
            </text:list-item>
          </text:list>
        </text:list-item>
        <text:list-item>
          <text:p text:style-name="P1">Schedule</text:p>
        </text:list-item>
        <text:list-item>
          <text:p text:style-name="P1">property</text:p>
        </text:list-item>
        <text:list-item>
          <text:p text:style-name="P1">user role</text:p>
        </text:list-item>
        <text:list-item>
          <text:p text:style-name="P1">service</text:p>
        </text:list-item>
        <text:list-item>
          <text:p text:style-name="P1">like and favorite ? </text:p>
        </text:list-item>
        <text:list-item>
          <text:p text:style-name="P1">cheat</text:p>
        </text:list-item>
        <text:list-item>
          <text:p text:style-name="P1">paymen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5:41:33.859993750</meta:creation-date>
    <dc:date>2023-06-23T15:51:38.723732375</dc:date>
    <meta:editing-duration>PT10M5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12" meta:word-count="29" meta:character-count="122" meta:non-whitespace-character-count="114"/>
  </office:meta>
</office:document-meta>
</file>